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8"/>
        <table:table-column table:style-name="co1" table:number-columns-repeated="5" table:default-cell-style-name="ce5"/>
        <table:table-column table:style-name="co1" table:default-cell-style-name="ce9"/>
        <table:table-row table:style-name="ro1">
          <table:table-cell table:style-name="ce1" office:value-type="string" calcext:value-type="string">
            <text:p>ZACplus BOM</text:p>
          </table:table-cell>
          <table:table-cell table:style-name="Default" table:number-columns-repeated="3"/>
          <table:table-cell table:style-name="ce6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6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4" table:number-columns-repeated="2"/>
          <table:table-cell table:style-name="ce4" office:value-type="string" calcext:value-type="string">
            <text:p>PartNo.</text:p>
          </table:table-cell>
          <table:table-cell table:style-name="ce7" office:value-type="string" calcext:value-type="string">
            <text:p>Quantit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3"/>
          <table:table-cell table:style-name="ce7"/>
          <table:table-cell table:style-name="ce10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1">
          <table:table-cell table:style-name="ce2" office:value-type="string" calcext:value-type="string">
            <text:p>Gaskathode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pone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askathodenhalter f. GDL, 3d-part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gdlpatch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askathode, Gaskatel MOC</text:p>
          </table:table-cell>
          <table:table-cell table:number-columns-repeated="4"/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m2kleb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2 Neopren Kleber</text:p>
          </table:table-cell>
          <table:table-cell table:number-columns-repeated="4"/>
          <table:table-cell office:value-type="string" calcext:value-type="string">
            <text:p>SP, S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Zinkan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erte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rteil mit Schlitz f. Zinkplatte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seitenteil1b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um verbinden mit Oberteil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stabilisator1b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rbindet die Seitenteile unten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net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passend gebogen werden (ev. unter Erwärmung)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zinkplat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. 0,5mm dick, 60x200mm</text:p>
          </table:table-cell>
          <table:table-cell table:number-columns-repeated="4"/>
          <table:table-cell office:value-type="string" calcext:value-type="string">
            <text:p>SP, S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uvet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vette_bott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lexiglas 6mm, 412 x 116,4 mm</text:p>
          </table:table-cell>
          <table:table-cell table:number-columns-repeated="4"/>
          <table:table-cell office:value-type="string" calcext:value-type="string">
            <text:p>SP, S4</text:p>
          </table:table-cell>
        </table:table-row>
        <table:table-row table:style-name="ro1">
          <table:table-cell office:value-type="string" calcext:value-type="string">
            <text:p>cuvette_sid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exiglas 6mm, 360 x 320 mm</text:p>
          </table:table-cell>
          <table:table-cell table:number-columns-repeated="4"/>
          <table:table-cell office:value-type="string" calcext:value-type="string">
            <text:p>SP, S4</text:p>
          </table:table-cell>
        </table:table-row>
        <table:table-row table:style-name="ro1">
          <table:table-cell office:value-type="string" calcext:value-type="string">
            <text:p>cuvette_frontb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exiglas 6mm, 320 x 116,4 mm</text:p>
          </table:table-cell>
          <table:table-cell table:number-columns-repeated="4"/>
          <table:table-cell office:value-type="string" calcext:value-type="string">
            <text:p>SP, S4</text:p>
          </table:table-cell>
        </table:table-row>
        <table:table-row table:style-name="ro1">
          <table:table-cell office:value-type="string" calcext:value-type="string">
            <text:p>UHUha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leber f. Plexiglas</text:p>
          </table:table-cell>
          <table:table-cell table:number-columns-repeated="4"/>
          <table:table-cell office:value-type="string" calcext:value-type="string">
            <text:p>SP, S5</text:p>
          </table:table-cell>
        </table:table-row>
        <table:table-row table:style-name="ro1">
          <table:table-cell office:value-type="string" calcext:value-type="string">
            <text:p>silik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ckenfugen ausschmieren</text:p>
          </table:table-cell>
          <table:table-cell table:number-columns-repeated="4"/>
          <table:table-cell office:value-type="string" calcext:value-type="string">
            <text:p>SP, S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Reaktionskamm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mmer_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aktionskammer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devolume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evoluminator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emscherbrunnen_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utsche/Führung f. Zinc-Slurry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schlauchtuelle_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uslass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kaskade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bsetz-Mehrkammersystem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 table:number-rows-repeated="6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RL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3d-Printable</text:p>
          </table:table-cell>
          <table:table-cell office:value-type="string" calcext:value-type="string">
            <text:p>3DP</text:p>
          </table:table-cell>
          <table:table-cell office:value-type="string" calcext:value-type="string">
            <text:p>3d-printable part, see project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Gaskate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ttps://gaskatel.de/en/shop/moc-airelectrode-without-ptfe-gasdiffusionlayer/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ttps://www.ebay.de/itm/372711968571?hash=item56c75d4f3b:g:nwYAAOSww6NdKfrM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ttps://www.ebay.de/itm/381164961784?hash=item58bf33bff8:g:qKkAAOSwLs9aYJlP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https://www.ebay.de/itm/264805134763?hash=item3da79db1ab:g:sY0AAOSwo8FfGGdu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https://www.ebay.de/itm/282102926692?epid=2255354665&amp;hash=item41aea50d64:g:PJwAAOSwiO9Xie7J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https://www.ebay.de/itm/124598821921?hash=item1d02ab2421:g:se4AAOSwK-Fgh59I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00.00.0000</text:date>, <text:time style:data-style-name="N2" text:time-value="23:25:26.0426977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7-16T23:26:50.335072242</dc:date>
    <dc:creator>os </dc:creator>
    <meta:editing-duration>P3DT17H47M</meta:editing-duration>
    <meta:editing-cycles>425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112" meta:object-count="0"/>
  </office:meta>
</office:document-meta>
</file>